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ff65" officeooo:paragraph-rsid="000fff65"/>
    </style:style>
    <style:style style:name="P2" style:family="paragraph" style:parent-style-name="Standard">
      <style:text-properties officeooo:rsid="000fff65" officeooo:paragraph-rsid="00125637"/>
    </style:style>
    <style:style style:name="P3" style:family="paragraph" style:parent-style-name="Standard">
      <style:text-properties officeooo:rsid="000fff65" officeooo:paragraph-rsid="002e80a8"/>
    </style:style>
    <style:style style:name="P4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rsid="000fff65" officeooo:paragraph-rsid="000fff65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rsid="001082da" officeooo:paragraph-rsid="001082da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rsid="00238a93" officeooo:paragraph-rsid="00238a93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officeooo:rsid="00238a93" officeooo:paragraph-rsid="00238a93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officeooo:rsid="002433ab" officeooo:paragraph-rsid="00238a93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officeooo:rsid="00279697" officeooo:paragraph-rsid="00279697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officeooo:rsid="00279697" officeooo:paragraph-rsid="0028345b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02e9db8" officeooo:paragraph-rsid="002e9db8" style:font-style-asian="normal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rsid="000fff65" officeooo:paragraph-rsid="000fff65" style:font-style-asian="italic" style:font-style-complex="italic"/>
    </style:style>
    <style:style style:name="P13" style:family="paragraph" style:parent-style-name="Standard">
      <style:text-properties officeooo:rsid="000fff65" officeooo:paragraph-rsid="000fff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5333f" style:font-style-asian="italic" style:font-style-complex="italic"/>
    </style:style>
    <style:style style:name="T5" style:family="text">
      <style:text-properties fo:font-style="italic" officeooo:rsid="00202cae" style:font-style-asian="italic" style:font-style-complex="italic"/>
    </style:style>
    <style:style style:name="T6" style:family="text">
      <style:text-properties fo:font-style="italic" officeooo:rsid="0021b5e5" style:font-style-asian="italic" style:font-style-complex="italic"/>
    </style:style>
    <style:style style:name="T7" style:family="text">
      <style:text-properties fo:font-style="italic" officeooo:rsid="002433ab" style:font-style-asian="italic" style:font-style-complex="italic"/>
    </style:style>
    <style:style style:name="T8" style:family="text">
      <style:text-properties fo:font-style="italic" officeooo:rsid="0026176f" style:font-style-asian="italic" style:font-style-complex="italic"/>
    </style:style>
    <style:style style:name="T9" style:family="text">
      <style:text-properties fo:font-style="italic" officeooo:rsid="0028345b" style:font-style-asian="italic" style:font-style-complex="italic"/>
    </style:style>
    <style:style style:name="T10" style:family="text">
      <style:text-properties fo:font-style="italic" officeooo:rsid="0039a8fe" style:font-style-asian="italic" style:font-style-complex="italic"/>
    </style:style>
    <style:style style:name="T11" style:family="text">
      <style:text-properties officeooo:rsid="001635c3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2433ab"/>
    </style:style>
    <style:style style:name="T14" style:family="text">
      <style:text-properties officeooo:rsid="0026176f"/>
    </style:style>
    <style:style style:name="T15" style:family="text">
      <style:text-properties officeooo:rsid="0028345b"/>
    </style:style>
    <style:style style:name="T16" style:family="text">
      <style:text-properties style:font-name="Liberation Serif1"/>
    </style:style>
    <style:style style:name="T17" style:family="text">
      <style:text-properties style:font-name="Liberation Serif1" fo:font-style="italic" officeooo:rsid="0059f86f" style:font-style-asian="italic" style:font-style-complex="italic"/>
    </style:style>
    <style:style style:name="T18" style:family="text">
      <style:text-properties style:font-name="Liberation Serif1" fo:font-style="italic" officeooo:rsid="0028345b" style:font-style-asian="italic" style:font-style-complex="italic"/>
    </style:style>
    <style:style style:name="T19" style:family="text">
      <style:text-properties style:font-name="Liberation Serif1" fo:font-style="italic" officeooo:rsid="0039a8fe" style:font-style-asian="italic" style:font-style-complex="italic"/>
    </style:style>
    <style:style style:name="T20" style:family="text">
      <style:text-properties style:font-name="Liberation Serif1" officeooo:rsid="0028345b"/>
    </style:style>
    <style:style style:name="T21" style:family="text">
      <style:text-properties style:font-name="Liberation Serif1" fo:font-weight="bold" style:font-weight-asian="bold" style:font-weight-complex="bold"/>
    </style:style>
    <style:style style:name="T22" style:family="text">
      <style:text-properties style:font-name="Liberation Serif1" fo:font-weight="normal" style:font-weight-asian="normal" style:font-weight-complex="normal"/>
    </style:style>
    <style:style style:name="T23" style:family="text">
      <style:text-properties style:font-name="Liberation Serif1" officeooo:rsid="002f57b6"/>
    </style:style>
    <style:style style:name="T24" style:family="text">
      <style:text-properties officeooo:rsid="0029f8d9"/>
    </style:style>
    <style:style style:name="T25" style:family="text">
      <style:text-properties officeooo:rsid="002bd198"/>
    </style:style>
    <style:style style:name="T26" style:family="text">
      <style:text-properties officeooo:rsid="002bd1bc"/>
    </style:style>
    <style:style style:name="T27" style:family="text">
      <style:text-properties officeooo:rsid="002f5e63"/>
    </style:style>
    <style:style style:name="T28" style:family="text">
      <style:text-properties officeooo:rsid="003131fa"/>
    </style:style>
    <style:style style:name="T29" style:family="text">
      <style:text-properties officeooo:rsid="0033df68"/>
    </style:style>
    <style:style style:name="T30" style:family="text">
      <style:text-properties officeooo:rsid="0034fd09"/>
    </style:style>
    <style:style style:name="T31" style:family="text">
      <style:text-properties officeooo:rsid="00371067"/>
    </style:style>
    <style:style style:name="T32" style:family="text">
      <style:text-properties officeooo:rsid="0038d7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ormatting</text:p>
      <text:p text:style-name="P6"/>
      <text:p text:style-name="P7"><text:span text:style-name="T13">The English definition of a </text:span><text:span text:style-name="T7">predicate</text:span><text:span text:style-name="T13"> is written with each slot followed by its </text:span><text:span text:style-name="T8">type</text:span><text:span text:style-name="T14">:</text:span></text:p>
      <text:p text:style-name="P7"/>
      <text:p text:style-name="P7"><text:tab/><text:span text:style-name="T3">leo-2</text:span> = ___ (<text:span text:style-name="T24">c</text:span>) tries to do ___ (1)</text:p>
      <text:p text:style-name="P8"/>
      <text:p text:style-name="P9">Predicates -- particularly the expansions of serial predicates – may also be written as:</text:p>
      <text:p text:style-name="P9"/>
      <text:p text:style-name="P10"><text:tab/><text:span text:style-name="T9">mai-</text:span><text:span text:style-name="T10">2</text:span><text:span text:style-name="T15"> = &lt;[c c] (mải A B)&gt;</text:span></text:p>
      <text:p text:style-name="P9"><text:tab/><text:span text:style-name="T3">leo-</text:span><text:span text:style-name="T10">2</text:span> = &lt;[c 1] (lẻo A B)&gt;</text:p>
      <text:p text:style-name="P10"><text:tab/><text:span text:style-name="T9">leo</text:span><text:span text:style-name="T10">-2</text:span><text:span text:style-name="T9"> </text:span><text:span text:style-name="T17">· </text:span><text:span text:style-name="T18">mai-</text:span><text:span text:style-name="T19">2</text:span><text:span text:style-name="T20"> = &lt;[c c] (lẻo A (mải ja dó B))&gt;</text:span></text:p>
      <text:p text:style-name="P10"/>
      <text:p text:style-name="P11"><text:span text:style-name="T20">T</text:span><text:span text:style-name="T16">h</text:span><text:span text:style-name="T23">e stuff in &lt;brackets&gt; </text:span><text:span text:style-name="T16">is called the </text:span><text:span text:style-name="T21">Full form</text:span><text:span text:style-name="T22"> of the predicate.</text:span></text:p>
      <text:p text:style-name="P4"/>
      <text:p text:style-name="P4"/>
      <text:p text:style-name="P4">Predicates</text:p>
      <text:p text:style-name="P1"/>
      <text:p text:style-name="P1"><text:span text:style-name="T2">Predicate</text:span><text:span text:style-name="T1">:</text:span> A relationship between a fixed number of arguments. <text:s/><text:span text:style-name="T29">Here are three different predicates:</text:span></text:p>
      <text:p text:style-name="P2"><text:tab/><text:span text:style-name="T3">jeo-0</text:span> = something is true</text:p>
      <text:p text:style-name="P2"><text:tab/><text:span text:style-name="T3">jeo-1</text:span> = ___ (0) is true</text:p>
      <text:p text:style-name="P1"><text:tab/><text:span text:style-name="T3">jeo-2</text:span> = ___ (<text:span text:style-name="T25">c</text:span>) exhibits property ___ (1)</text:p>
      <text:p text:style-name="P1"><text:s text:c="5"/></text:p>
      <text:p text:style-name="P1"><text:span text:style-name="T2">Type</text:span><text:span text:style-name="T1">:</text:span> A letter or number after a slot indicating how it behaves during serialization.</text:p>
      <text:p text:style-name="P1"><text:tab/>(<text:span text:style-name="T26">c</text:span>) Concrete object (skipped over)</text:p>
      <text:p text:style-name="P1"><text:tab/>(0) Proposition (abstraction with 0 slots)</text:p>
      <text:p text:style-name="P1"><text:tab/>(1) Property (abstraction with 1 slot)</text:p>
      <text:p text:style-name="P1"><text:tab/>(2) 2-Relation (abstraction with 2 slots)</text:p>
      <text:p text:style-name="P1"><text:tab/>...</text:p>
      <text:p text:style-name="P1"><text:tab/>Note that the type tags, especially (<text:span text:style-name="T27">c</text:span>), say nothing about what types of arguments make sense to plug into the slot. <text:s/><text:span text:style-name="T4">gi-</text:span><text:span text:style-name="T5">1</text:span>'s sole slot is the type (0), but objects can be plugged in, and <text:span text:style-name="T3">soq-</text:span><text:span text:style-name="T6">3</text:span><text:span text:style-name="T3">'</text:span>s first and third slots are (<text:span text:style-name="T28">c</text:span>), but anything can be put in. <text:s/>The<text:span text:style-name="T11"> type is only relevant for determining how the predicate expands over other predicates.</text:span></text:p>
      <text:p text:style-name="P1"><text:s text:c="5"/></text:p>
      <text:p text:style-name="P1"><text:span text:style-name="T2">Typelist</text:span><text:span text:style-name="T1">:</text:span> A list of the types of a predicate.</text:p>
      <text:p text:style-name="P1"><text:tab/>typelist( <text:s/><text:span text:style-name="T3">jeo-0</text:span> ) = ( )</text:p>
      <text:p text:style-name="P1"><text:tab/>typelist(<text:span text:style-name="T3"> <text:s/>jeo-1</text:span> ) = ( 0 )</text:p>
      <text:p text:style-name="P1"><text:tab/>typelist( <text:s/><text:span text:style-name="T3">jeo-2</text:span> ) = ( c 1 )</text:p>
      <text:p text:style-name="P1"/>
      <text:p text:style-name="P1"><text:span text:style-name="T2">Serial predicate</text:span><text:span text:style-name="T1">:</text:span> Two or more predicates in a row, possibly <text:span text:style-name="T31">linked</text:span> <text:span text:style-name="T31">and/or modified with RU, MU, and TORU constructs.</text:span></text:p>
      <text:p text:style-name="P1"><text:tab/>(<text:span text:style-name="T3">kuai-2</text:span> <text:span text:style-name="T3">mai-2</text:span>)</text:p>
      <text:p text:style-name="P1"><text:tab/>(<text:span text:style-name="T3">poq-1 </text:span><text:span text:style-name="T12">ra</text:span><text:span text:style-name="T3"> maomao-1 dua-1</text:span>)</text:p>
      <text:p text:style-name="P1"/>
      <text:p text:style-name="P1"/>
      <text:p text:style-name="P5">Words</text:p>
      <text:p text:style-name="P1"/>
      <text:p text:style-name="P1"><text:span text:style-name="T2">Word</text:span><text:span text:style-name="T1">:</text:span> A "family of related predicates" that share a name. <text:s/><text:span text:style-name="T30">Here are two different words:</text:span></text:p>
      <text:p text:style-name="P1"><text:tab/><text:span text:style-name="T3">jeo</text:span> = something is true; ___(0) is true; ___(c) exhibits property ___(1)</text:p>
      <text:p text:style-name="P1"><text:tab/><text:span text:style-name="T3">mai</text:span> = somebody loves somebody; ___(c) loves somebody; ___(c) loves ___(c)</text:p>
      <text:p text:style-name="P1"><text:soft-page-break/></text:p>
      <text:p text:style-name="P1"><text:span text:style-name="T2">Signature</text:span><text:span text:style-name="T1">:</text:span> The list of the typelists of a word's constituent predicates.</text:p>
      <text:p text:style-name="P1"><text:tab/>signature( <text:span text:style-name="T3">jeo</text:span> ) = [(), (0), (c 1)]</text:p>
      <text:p text:style-name="P1"><text:tab/>signature( <text:span text:style-name="T3">mai</text:span> ) = [(), (c), (c c)]</text:p>
      <text:p text:style-name="P1"/>
      <text:p text:style-name="P1"><text:span text:style-name="T2">Composite</text:span><text:span text:style-name="T1">:</text:span> Two or more words in a row, possibly <text:span text:style-name="T32">linked and/or modified with RU, MU, and TORU constructs.</text:span></text:p>
      <text:p text:style-name="P3"><text:tab/>"kuai mai"</text:p>
      <text:p text:style-name="P3"><text:tab/>"poq ra maomao dua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02:00:56.061995798</meta:creation-date>
    <meta:generator>LibreOffice/4.3.3.2$Linux_X86_64 LibreOffice_project/430m0$Build-2</meta:generator>
    <dc:date>2018-08-16T23:49:32.486557258</dc:date>
    <meta:editing-duration>PT1H7M29S</meta:editing-duration>
    <meta:editing-cycles>43</meta:editing-cycles>
    <meta:document-statistic meta:table-count="0" meta:image-count="0" meta:object-count="0" meta:page-count="2" meta:paragraph-count="39" meta:word-count="355" meta:character-count="1990" meta:non-whitespace-character-count="1630"/>
  </office:meta>
</office:document-meta>
</file>